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02cm" fo:margin-left="0.014cm" table:align="left"/>
    </style:style>
    <style:style style:name="Tableau1.A" style:family="table-column">
      <style:table-column-properties style:column-width="1.088cm"/>
    </style:style>
    <style:style style:name="Tableau1.B" style:family="table-column">
      <style:table-column-properties style:column-width="4.394cm"/>
    </style:style>
    <style:style style:name="Tableau1.C" style:family="table-column">
      <style:table-column-properties style:column-width="4.616cm"/>
    </style:style>
    <style:style style:name="Tableau1.D" style:family="table-column">
      <style:table-column-properties style:column-width="4.189cm"/>
    </style:style>
    <style:style style:name="Tableau1.E" style:family="table-column">
      <style:table-column-properties style:column-width="2.715cm"/>
    </style:style>
    <style:style style:name="Tableau1.A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9" style:family="table-row">
      <style:table-row-properties style:min-row-height="1.134cm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5.861cm" style:rel-column-width="21840*"/>
    </style:style>
    <style:style style:name="Tableau2.B" style:family="table-column">
      <style:table-column-properties style:column-width="5.863cm" style:rel-column-width="21847*"/>
    </style:style>
    <style:style style:name="Tableau2.C" style:family="table-column">
      <style:table-column-properties style:column-width="5.863cm" style:rel-column-width="21848*"/>
    </style:style>
    <style:style style:name="Tableau2.1" style:family="table-row">
      <style:table-row-properties style:min-row-height="0.011cm"/>
    </style:style>
    <style:style style:name="Tableau2.A1" style:family="table-cell">
      <style:table-cell-properties fo:background-color="#e6e6ff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3" style:family="table-cell">
      <style:table-cell-properties fo:padding="0.097cm" fo:border="0.05pt solid #000000"/>
    </style:style>
    <style:style style:name="P1" style:family="paragraph" style:parent-style-name="Preformatted_20_Text">
      <style:text-properties officeooo:paragraph-rsid="000251d6"/>
    </style:style>
    <style:style style:name="P2" style:family="paragraph" style:parent-style-name="Standard">
      <style:text-properties officeooo:rsid="003765d6" officeooo:paragraph-rsid="000251d6"/>
    </style:style>
    <style:style style:name="P3" style:family="paragraph" style:parent-style-name="Standard">
      <style:text-properties officeooo:paragraph-rsid="000251d6"/>
    </style:style>
    <style:style style:name="P4" style:family="paragraph" style:parent-style-name="Table_20_Contents">
      <style:text-properties style:font-name="Arial" fo:font-size="10pt" officeooo:rsid="003703e8" officeooo:paragraph-rsid="000251d6" style:font-size-asian="10pt" style:font-size-complex="10pt"/>
    </style:style>
    <style:style style:name="P5" style:family="paragraph" style:parent-style-name="Table_20_Contents">
      <style:text-properties style:font-name="Arial" fo:font-size="10pt" officeooo:rsid="005f7511" officeooo:paragraph-rsid="000251d6" style:font-size-asian="10pt" style:font-size-complex="10pt"/>
    </style:style>
    <style:style style:name="P6" style:family="paragraph" style:parent-style-name="Table_20_Contents">
      <style:text-properties style:font-name="Arial" fo:font-size="10pt" officeooo:rsid="003bd3ca" officeooo:paragraph-rsid="000251d6" style:font-size-asian="10pt" style:font-size-complex="10pt"/>
    </style:style>
    <style:style style:name="P7" style:family="paragraph" style:parent-style-name="Table_20_Contents">
      <style:text-properties style:font-name="Arial" fo:font-size="10pt" officeooo:rsid="00432e7d" officeooo:paragraph-rsid="000251d6" style:font-size-asian="10pt" style:font-size-complex="10pt"/>
    </style:style>
    <style:style style:name="P8" style:family="paragraph" style:parent-style-name="Table_20_Contents">
      <style:text-properties style:font-name="Arial" fo:font-size="10pt" officeooo:rsid="00432e7d" officeooo:paragraph-rsid="000801ef" style:font-size-asian="10pt" style:font-size-complex="10pt"/>
    </style:style>
    <style:style style:name="P9" style:family="paragraph" style:parent-style-name="Table_20_Contents">
      <style:text-properties style:font-name="Arial" fo:font-size="10pt" officeooo:rsid="002fb3b2" officeooo:paragraph-rsid="000251d6" style:font-size-asian="10pt" style:font-size-complex="10pt"/>
    </style:style>
    <style:style style:name="P10" style:family="paragraph" style:parent-style-name="Table_20_Contents">
      <style:text-properties style:font-name="Arial" fo:font-size="10pt" officeooo:rsid="0053723e" officeooo:paragraph-rsid="000251d6" style:font-size-asian="10pt" style:font-size-complex="10pt"/>
    </style:style>
    <style:style style:name="P11" style:family="paragraph" style:parent-style-name="Table_20_Contents">
      <style:text-properties style:font-name="Arial" fo:font-size="10pt" officeooo:rsid="0057bc28" officeooo:paragraph-rsid="000251d6" style:font-size-asian="10pt" style:font-size-complex="10pt"/>
    </style:style>
    <style:style style:name="P12" style:family="paragraph" style:parent-style-name="Table_20_Contents">
      <style:text-properties style:font-name="Arial" fo:font-size="10pt" officeooo:rsid="003765d6" officeooo:paragraph-rsid="000251d6" style:font-size-asian="10pt" style:font-size-complex="10pt"/>
    </style:style>
    <style:style style:name="P13" style:family="paragraph" style:parent-style-name="Table_20_Contents">
      <style:text-properties style:font-name="Arial" fo:font-size="10pt" officeooo:rsid="003e111f" officeooo:paragraph-rsid="000251d6" style:font-size-asian="10pt" style:font-size-complex="10pt"/>
    </style:style>
    <style:style style:name="P14" style:family="paragraph" style:parent-style-name="Table_20_Contents">
      <style:text-properties style:font-name="Arial" fo:font-size="10pt" officeooo:rsid="0038f52b" officeooo:paragraph-rsid="000251d6" style:font-size-asian="10pt" style:font-size-complex="10pt"/>
    </style:style>
    <style:style style:name="P15" style:family="paragraph" style:parent-style-name="Table_20_Contents">
      <style:text-properties style:font-name="Arial" fo:font-size="10pt" officeooo:rsid="002feefc" officeooo:paragraph-rsid="000251d6" style:font-size-asian="10pt" style:font-size-complex="10pt"/>
    </style:style>
    <style:style style:name="P16" style:family="paragraph" style:parent-style-name="Table_20_Contents">
      <style:text-properties style:font-name="Arial" fo:font-size="10pt" officeooo:paragraph-rsid="000251d6" style:font-size-asian="10pt" style:font-size-complex="10pt"/>
    </style:style>
    <style:style style:name="P17" style:family="paragraph" style:parent-style-name="Table_20_Contents">
      <style:text-properties style:font-name="Arial" fo:font-size="10pt" officeooo:rsid="00041305" officeooo:paragraph-rsid="0004df05" style:font-size-asian="10pt" style:font-size-complex="10pt"/>
    </style:style>
    <style:style style:name="P18" style:family="paragraph" style:parent-style-name="Table_20_Contents">
      <style:text-properties style:font-name="Arial" fo:font-size="10pt" officeooo:rsid="00041305" officeooo:paragraph-rsid="000801ef" style:font-size-asian="10pt" style:font-size-complex="10pt"/>
    </style:style>
    <style:style style:name="P19" style:family="paragraph" style:parent-style-name="Table_20_Contents">
      <style:text-properties style:font-name="Arial" fo:font-size="10pt" officeooo:rsid="0007fc28" officeooo:paragraph-rsid="000801ef" style:font-size-asian="10pt" style:font-size-complex="10pt"/>
    </style:style>
    <style:style style:name="P20" style:family="paragraph" style:parent-style-name="Table_20_Contents">
      <style:text-properties style:font-name="Arial" fo:font-size="10pt" officeooo:paragraph-rsid="000e1f73" style:font-size-asian="10pt" style:font-size-complex="10pt"/>
    </style:style>
    <style:style style:name="P21" style:family="paragraph" style:parent-style-name="Table_20_Contents">
      <style:text-properties style:font-name="Arial" fo:font-size="10pt" fo:font-weight="bold" officeooo:rsid="00193b73" officeooo:paragraph-rsid="000251d6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font-weight="bold" officeooo:rsid="001b1f2a" officeooo:paragraph-rsid="000251d6" fo:background-color="transparent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name="Arial" fo:font-size="10pt" fo:font-weight="bold" officeooo:rsid="001d169d" officeooo:paragraph-rsid="000251d6" fo:background-color="transparent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fo:font-weight="normal" officeooo:rsid="002de93c" officeooo:paragraph-rsid="000251d6" style:font-name-asian="WenQuanYi Micro Hei" style:font-size-asian="10pt" style:font-weight-asian="normal" style:font-name-complex="FreeSans" style:font-size-complex="10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fo:font-weight="normal" officeooo:rsid="003bd3ca" officeooo:paragraph-rsid="000251d6" style:font-name-asian="WenQuanYi Micro Hei" style:font-size-asian="10pt" style:font-weight-asian="normal" style:font-name-complex="FreeSans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fo:font-weight="normal" officeooo:rsid="00075d9a" officeooo:paragraph-rsid="0009e5e9" style:font-name-asian="WenQuanYi Micro Hei" style:font-size-asian="10pt" style:font-weight-asian="normal" style:font-name-complex="FreeSans" style:font-size-complex="10pt" style:font-weight-complex="normal"/>
    </style:style>
    <style:style style:name="P27" style:family="paragraph" style:parent-style-name="Table_20_Contents">
      <style:text-properties style:font-name="Arial" fo:font-size="10pt" fo:font-style="normal" officeooo:rsid="002fb3b2" officeooo:paragraph-rsid="000251d6" style:font-size-asian="10pt" style:font-style-asian="normal" style:font-size-complex="10pt" style:font-style-complex="normal"/>
    </style:style>
    <style:style style:name="P28" style:family="paragraph" style:parent-style-name="Table_20_Contents">
      <style:text-properties style:font-name="Arial" fo:font-size="10pt" fo:font-style="normal" officeooo:rsid="003765d6" officeooo:paragraph-rsid="000251d6" style:font-size-asian="10pt" style:font-style-asian="normal" style:font-size-complex="10pt" style:font-style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0pt" officeooo:rsid="001c68c3" officeooo:paragraph-rsid="000251d6" style:font-name-asian="WenQuanYi Micro Hei" style:font-size-asian="10pt" style:font-name-complex="FreeSans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0pt" officeooo:rsid="003765d6" officeooo:paragraph-rsid="000251d6" style:font-name-asian="WenQuanYi Micro Hei" style:font-size-asian="10pt" style:font-name-complex="FreeSans" style:font-size-complex="10pt"/>
    </style:style>
    <style:style style:name="P31" style:family="paragraph" style:parent-style-name="Table_20_Contents">
      <style:text-properties style:font-name="Arial" officeooo:paragraph-rsid="000251d6"/>
    </style:style>
    <style:style style:name="P32" style:family="paragraph" style:parent-style-name="Table_20_Contents">
      <style:text-properties style:font-name="Calibri" fo:font-size="10pt" officeooo:rsid="0022b399" officeooo:paragraph-rsid="000251d6" style:font-size-asian="10pt" style:font-size-complex="10pt"/>
    </style:style>
    <style:style style:name="P33" style:family="paragraph" style:parent-style-name="Table_20_Contents">
      <style:text-properties style:font-name="Calibri" fo:font-size="10pt" fo:font-weight="bold" officeooo:rsid="00241c0f" officeooo:paragraph-rsid="000251d6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style:font-name="Calibri" fo:font-size="10pt" fo:font-weight="bold" officeooo:paragraph-rsid="000251d6" style:font-size-asian="10pt" style:font-weight-asian="bold" style:font-size-complex="10pt" style:font-weight-complex="bold"/>
    </style:style>
    <style:style style:name="P35" style:family="paragraph" style:parent-style-name="Table_20_Contents">
      <style:text-properties officeooo:paragraph-rsid="000251d6"/>
    </style:style>
    <style:style style:name="P36" style:family="paragraph" style:parent-style-name="Text_20_body">
      <style:text-properties style:font-name="Arial" fo:font-size="10pt" fo:font-weight="normal" officeooo:rsid="003703e8" officeooo:paragraph-rsid="000251d6" style:font-size-asian="10pt" style:font-weight-asian="normal" style:font-size-complex="10pt" style:font-weight-complex="normal"/>
    </style:style>
    <style:style style:name="P37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2feefc" officeooo:paragraph-rsid="000251d6" style:font-size-asian="10pt" style:font-size-complex="10pt"/>
    </style:style>
    <style:style style:name="P38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180aa1" officeooo:paragraph-rsid="000251d6" style:font-size-asian="10pt" style:font-size-complex="10pt"/>
    </style:style>
    <style:style style:name="P39" style:family="paragraph" style:parent-style-name="Text_20_body">
      <style:paragraph-properties fo:margin-top="0cm" fo:margin-bottom="0cm" style:contextual-spacing="false" fo:line-height="100%"/>
      <style:text-properties style:font-name="Arial" officeooo:paragraph-rsid="0003dfc5"/>
    </style:style>
    <style:style style:name="T1" style:family="text">
      <style:text-properties style:font-name="Wingdings" fo:font-size="14pt" fo:font-weight="bold" officeooo:rsid="002eefb9" style:font-name-asian="Wingdings" style:font-size-asian="14pt" style:font-weight-asian="bold" style:font-name-complex="Wingdings" style:font-size-complex="14pt" style:font-weight-complex="bold"/>
    </style:style>
    <style:style style:name="T2" style:family="text">
      <style:text-properties style:font-name="Wingdings" fo:font-size="14pt" fo:font-weight="bold" officeooo:rsid="002ba131" style:font-name-asian="Wingdings" style:font-size-asian="14pt" style:font-weight-asian="bold" style:font-name-complex="Wingdings" style:font-size-complex="14pt" style:font-weight-complex="bold"/>
    </style:style>
    <style:style style:name="T3" style:family="text">
      <style:text-properties style:font-name="Calibri" fo:font-size="14pt" fo:font-weight="bold" officeooo:rsid="0029b3ff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0aa1" style:font-weight-asian="bold" style:font-weight-complex="bold"/>
    </style:style>
    <style:style style:name="T6" style:family="text">
      <style:text-properties fo:font-weight="bold" officeooo:rsid="00190380" style:font-weight-asian="bold" style:font-weight-complex="bold"/>
    </style:style>
    <style:style style:name="T7" style:family="text">
      <style:text-properties officeooo:rsid="00180aa1"/>
    </style:style>
    <style:style style:name="T8" style:family="text">
      <style:text-properties officeooo:rsid="0041ded2"/>
    </style:style>
    <style:style style:name="T9" style:family="text">
      <style:text-properties officeooo:rsid="004680dd"/>
    </style:style>
    <style:style style:name="T10" style:family="text">
      <style:text-properties fo:font-size="10pt" fo:font-style="normal" fo:font-weight="bold" officeooo:rsid="00193b73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fo:font-size="10pt" fo:font-style="normal" fo:font-weight="bold" officeooo:rsid="00190380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fo:font-size="10pt" officeooo:rsid="00190380" style:font-size-asian="10pt" style:font-size-complex="10pt"/>
    </style:style>
    <style:style style:name="T13" style:family="text">
      <style:text-properties fo:font-size="10pt" officeooo:rsid="003703e8" style:font-size-asian="10pt" style:font-size-complex="10pt"/>
    </style:style>
    <style:style style:name="T14" style:family="text">
      <style:text-properties fo:font-size="10pt" officeooo:rsid="005d6a0c" style:font-size-asian="10pt" style:font-size-complex="10pt"/>
    </style:style>
    <style:style style:name="T15" style:family="text">
      <style:text-properties fo:font-size="10pt" officeooo:rsid="00606d9f" style:font-size-asian="10pt" style:font-size-complex="10pt"/>
    </style:style>
    <style:style style:name="T16" style:family="text">
      <style:text-properties fo:font-size="10pt" officeooo:rsid="0048a048" style:font-size-asian="10pt" style:font-size-complex="10pt"/>
    </style:style>
    <style:style style:name="T17" style:family="text">
      <style:text-properties fo:font-size="10pt" officeooo:rsid="0002b455" style:font-size-asian="10pt" style:font-size-complex="10pt"/>
    </style:style>
    <style:style style:name="T18" style:family="text">
      <style:text-properties fo:font-size="10pt" officeooo:rsid="002feefc" style:font-size-asian="10pt" style:font-size-complex="10pt"/>
    </style:style>
    <style:style style:name="T19" style:family="text">
      <style:text-properties fo:font-size="10pt" officeooo:rsid="0028b394" style:font-size-asian="10pt" style:font-size-complex="10pt"/>
    </style:style>
    <style:style style:name="T20" style:family="text">
      <style:text-properties officeooo:rsid="00190380"/>
    </style:style>
    <style:style style:name="T21" style:family="text">
      <style:text-properties officeooo:rsid="001da3f4"/>
    </style:style>
    <style:style style:name="T22" style:family="text">
      <style:text-properties officeooo:rsid="004a274c"/>
    </style:style>
    <style:style style:name="T23" style:family="text">
      <style:text-properties officeooo:rsid="002feefc"/>
    </style:style>
    <style:style style:name="T24" style:family="text">
      <style:text-properties officeooo:rsid="0044eb13"/>
    </style:style>
    <style:style style:name="T25" style:family="text">
      <style:text-properties officeooo:rsid="00491f3b"/>
    </style:style>
    <style:style style:name="T26" style:family="text">
      <style:text-properties officeooo:rsid="0020d336"/>
    </style:style>
    <style:style style:name="T27" style:family="text">
      <style:text-properties officeooo:rsid="0031a7b1"/>
    </style:style>
    <style:style style:name="T28" style:family="text">
      <style:text-properties officeooo:rsid="002cec6a"/>
    </style:style>
    <style:style style:name="T29" style:family="text">
      <style:text-properties officeooo:rsid="005e7a58"/>
    </style:style>
    <style:style style:name="T30" style:family="text">
      <style:text-properties officeooo:rsid="0047b672"/>
    </style:style>
    <style:style style:name="T31" style:family="text">
      <style:text-properties officeooo:rsid="004d9d43"/>
    </style:style>
    <style:style style:name="T32" style:family="text">
      <style:text-properties officeooo:rsid="00558eb7"/>
    </style:style>
    <style:style style:name="T33" style:family="text">
      <style:text-properties officeooo:rsid="004f6458"/>
    </style:style>
    <style:style style:name="T34" style:family="text">
      <style:text-properties officeooo:rsid="002eefb9"/>
    </style:style>
    <style:style style:name="T35" style:family="text">
      <style:text-properties officeooo:rsid="0031d069"/>
    </style:style>
    <style:style style:name="T36" style:family="text">
      <style:text-properties officeooo:rsid="00241c0f"/>
    </style:style>
    <style:style style:name="T37" style:family="text">
      <style:text-properties officeooo:rsid="00065c02"/>
    </style:style>
    <style:style style:name="T38" style:family="text">
      <style:text-properties officeooo:rsid="0006d119"/>
    </style:style>
    <style:style style:name="T39" style:family="text">
      <style:text-properties officeooo:rsid="0007fc28"/>
    </style:style>
    <style:style style:name="T40" style:family="text">
      <style:text-properties officeooo:rsid="0009e5e9"/>
    </style:style>
    <style:style style:name="T41" style:family="text">
      <style:text-properties officeooo:rsid="000a9a54"/>
    </style:style>
    <style:style style:name="T42" style:family="text">
      <style:text-properties officeooo:rsid="000c3e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94462227488624">
          <table:table-cell table:style-name="Tableau1.A1" table:number-columns-spanned="5" office:value-type="string">
            <text:p text:style-name="P35"><text:span text:style-name="T1"></text:span><text:span text:style-name="T2"> </text:span><text:span text:style-name="T3">Test unitair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462228029632">
          <table:table-cell table:style-name="Tableau1.A1" table:number-columns-spanned="5" office:value-type="string">
            <text:p text:style-name="P20"><text:span text:style-name="T4">O</text:span><text:span text:style-name="T5">bjectif </text:span><text:span text:style-name="T7">: Open Vehicule Locator – </text:span><text:span text:style-name="T8">Selection du </text:span><text:span text:style-name="T39">traqueur</text:span><text:span text:style-name="T8"> </text:span><text:span text:style-name="T9">et </text:span><text:span text:style-name="T38">ajout d’un </text:span><text:span text:style-name="T39">traqueu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462206045152">
          <table:table-cell table:style-name="Tableau1.A1" table:number-columns-spanned="5" office:value-type="string">
            <text:p text:style-name="P31"><text:span text:style-name="T10">Éléments</text:span><text:span text:style-name="T11"> à tester </text:span><text:span text:style-name="T12">: </text:span><text:span text:style-name="T13">Méthode</text:span><text:span text:style-name="T14">s</text:span><text:span text:style-name="T13"> </text:span><text:span text:style-name="T14">« </text:span><text:span text:style-name="T17">addTrackerScreen</text:span><text:span text:style-name="T14"> » </text:span><text:span text:style-name="T15">&amp; </text:span><text:span text:style-name="T14"><text:s/>« </text:span><text:span text:style-name="T15">trackerScreen</text:span><text:span text:style-name="T14"> »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462206045808">
          <table:table-cell table:style-name="Tableau1.A1" table:number-columns-spanned="5" office:value-type="string">
            <text:p text:style-name="P16"><text:span text:style-name="T4">C</text:span><text:span text:style-name="T6">onditions de réalisation </text:span><text:span text:style-name="T20">:</text:span></text:p>
            <text:p text:style-name="P16"/>
            <text:p text:style-name="P37">Besoins matériels :</text:p>
            <text:p text:style-name="P38">- <text:span text:style-name="T21">Smartphone IOS ou Android </text:span><text:span text:style-name="T22">ou PC connecté à internet</text:span><text:line-break/><text:line-break/><text:span text:style-name="T23">Besoins logiciels (Versions) :<text:line-break/>- Application </text:span><text:span text:style-name="T24">Expo Go sur mobile ou snack.expo.dev sur </text:span><text:span text:style-name="T25">le web</text:span></text:p>
            <text:p text:style-name="P38"/>
            <text:p text:style-name="P39"><text:span text:style-name="T18">Nom(s) du (des) fichier(s) de test :<text:line-break/>- </text:span><text:span text:style-name="T19">test_</text:span><text:span text:style-name="T16"> </text:span><text:span text:style-name="T17">addTrackerScreen</text:span></text:p>
            <text:p text:style-name="P38"/>
          </table:table-cell>
          <table:covered-table-cell/>
          <table:covered-table-cell/>
          <table:covered-table-cell/>
          <table:covered-table-cell/>
        </table:table-row>
        <table:table-row table:style-name="TableLine94462206046528">
          <table:table-cell table:style-name="Tableau1.A1" table:number-columns-spanned="5" office:value-type="string">
            <text:p text:style-name="P21">Initialisation :</text:p>
          </table:table-cell>
          <table:covered-table-cell/>
          <table:covered-table-cell/>
          <table:covered-table-cell/>
          <table:covered-table-cell/>
        </table:table-row>
        <table:table-row table:style-name="TableLine94462206047392">
          <table:table-cell table:style-name="Tableau1.A6" table:number-columns-spanned="5" office:value-type="string">
            <text:p text:style-name="P22">Scénario</text:p>
          </table:table-cell>
          <table:covered-table-cell/>
          <table:covered-table-cell/>
          <table:covered-table-cell/>
          <table:covered-table-cell/>
        </table:table-row>
        <table:table-row table:style-name="TableLine94462206048640">
          <table:table-cell table:style-name="Tableau1.A7" office:value-type="string">
            <text:p text:style-name="P23">ID</text:p>
          </table:table-cell>
          <table:table-cell table:style-name="Tableau1.A7" office:value-type="string">
            <text:p text:style-name="P23">Démarche / Opération</text:p>
          </table:table-cell>
          <table:table-cell table:style-name="Tableau1.A7" office:value-type="string">
            <text:p text:style-name="P23">Données en entrée / <text:span text:style-name="T26">Condition initiale</text:span></text:p>
          </table:table-cell>
          <table:table-cell table:style-name="Tableau1.A7" office:value-type="string">
            <text:p text:style-name="P23">Comportement / Résultat attendu</text:p>
          </table:table-cell>
          <table:table-cell table:style-name="Tableau1.A6" office:value-type="string">
            <text:p text:style-name="P23">Status : <text:s/>OK / NOK</text:p>
          </table:table-cell>
        </table:table-row>
        <table:table-row table:style-name="TableLine94462206053072">
          <table:table-cell table:style-name="Tableau1.A13" office:value-type="string">
            <text:p text:style-name="P4">1</text:p>
          </table:table-cell>
          <table:table-cell table:style-name="Tableau1.B13" office:value-type="string">
            <text:p text:style-name="P24">Démarrer l’application</text:p>
          </table:table-cell>
          <table:table-cell table:style-name="Tableau1.C13" office:value-type="string">
            <text:p text:style-name="P5">L’utilisateur est déjà connecté</text:p>
          </table:table-cell>
          <table:table-cell table:style-name="Tableau1.D13" office:value-type="string">
            <text:p text:style-name="P6">L’<text:span text:style-name="T27">é</text:span>cran <text:span text:style-name="T28">affiche la page de </text:span><text:span text:style-name="T29">selection du </text:span><text:span text:style-name="T39">traqueur</text:span></text:p>
          </table:table-cell>
          <table:table-cell table:style-name="Tableau1.A1" office:value-type="string">
            <text:p text:style-name="P7">OK</text:p>
          </table:table-cell>
        </table:table-row>
        <table:table-row table:style-name="Tableau1.9">
          <table:table-cell table:style-name="Tableau1.A13" office:value-type="string">
            <text:p text:style-name="P4">2</text:p>
          </table:table-cell>
          <table:table-cell table:style-name="Tableau1.B13" office:value-type="string">
            <text:p text:style-name="P17">Appuyer sur le bouton </text:p>
            <text:p text:style-name="P18">« A<text:span text:style-name="T40">dd tracker</text:span> »</text:p>
          </table:table-cell>
          <table:table-cell table:style-name="Tableau1.C13" office:value-type="string">
            <text:p text:style-name="P9"/>
          </table:table-cell>
          <table:table-cell table:style-name="Tableau1.D13" office:value-type="string">
            <text:p text:style-name="P8">L’écran affiche <text:span text:style-name="T30">la page</text:span><text:span text:style-name="T37"> pour ajouter un </text:span><text:span text:style-name="T39">traqueur</text:span></text:p>
          </table:table-cell>
          <table:table-cell table:style-name="Tableau1.A1" office:value-type="string">
            <text:p text:style-name="P7">OK</text:p>
          </table:table-cell>
        </table:table-row>
        <table:table-row table:style-name="TableLine94462228186416">
          <table:table-cell table:style-name="Tableau1.A13" office:value-type="string">
            <text:p text:style-name="P10"/>
          </table:table-cell>
          <table:table-cell table:style-name="Tableau1.B13" office:value-type="string">
            <text:p text:style-name="P26">L’utilisateur rentre <text:span text:style-name="T39">le nom d</text:span><text:span text:style-name="T41">u traqueur</text:span></text:p>
          </table:table-cell>
          <table:table-cell table:style-name="Tableau1.C13" office:value-type="string">
            <text:p text:style-name="P27"/>
          </table:table-cell>
          <table:table-cell table:style-name="Tableau1.D13" office:value-type="string">
            <text:p text:style-name="P19">Le traqueur <text:span text:style-name="T41">est créé et l’utilisateur </text:span><text:span text:style-name="T42">est renvoyé à la page de selection du traqueur</text:span></text:p>
          </table:table-cell>
          <table:table-cell table:style-name="Tableau1.A1" office:value-type="string">
            <text:p text:style-name="P11"/>
          </table:table-cell>
        </table:table-row>
        <table:table-row table:style-name="TableLine94462228187536">
          <table:table-cell table:style-name="Tableau1.A13" office:value-type="string">
            <text:p text:style-name="P6"/>
          </table:table-cell>
          <table:table-cell table:style-name="Tableau1.B13" office:value-type="string">
            <text:p text:style-name="P29"/>
          </table:table-cell>
          <table:table-cell table:style-name="Tableau1.C13" office:value-type="string">
            <text:p text:style-name="P28"/>
          </table:table-cell>
          <table:table-cell table:style-name="Tableau1.D13" office:value-type="string">
            <text:p text:style-name="P12"/>
          </table:table-cell>
          <table:table-cell table:style-name="Tableau1.A1" office:value-type="string">
            <text:p text:style-name="P16"/>
          </table:table-cell>
        </table:table-row>
        <table:table-row table:style-name="TableLine94462228188736">
          <table:table-cell table:style-name="Tableau1.A13" office:value-type="string">
            <text:p text:style-name="P6"/>
          </table:table-cell>
          <table:table-cell table:style-name="Tableau1.B13" office:value-type="string">
            <text:p text:style-name="P25"/>
          </table:table-cell>
          <table:table-cell table:style-name="Tableau1.C13" office:value-type="string">
            <text:p text:style-name="P6"/>
          </table:table-cell>
          <table:table-cell table:style-name="Tableau1.D13" office:value-type="string">
            <text:p text:style-name="P30"/>
          </table:table-cell>
          <table:table-cell table:style-name="Tableau1.A1" office:value-type="string">
            <text:p text:style-name="P16"/>
          </table:table-cell>
        </table:table-row>
        <table:table-row table:style-name="TableLine94462228185920">
          <table:table-cell table:style-name="Tableau1.A13" office:value-type="string">
            <text:p text:style-name="P13"/>
          </table:table-cell>
          <table:table-cell table:style-name="Tableau1.B13" office:value-type="string">
            <text:p text:style-name="P14"/>
          </table:table-cell>
          <table:table-cell table:style-name="Tableau1.C13" office:value-type="string">
            <text:p text:style-name="P14"/>
          </table:table-cell>
          <table:table-cell table:style-name="Tableau1.D13" office:value-type="string">
            <text:p text:style-name="P14"/>
          </table:table-cell>
          <table:table-cell table:style-name="Tableau1.A1" office:value-type="string">
            <text:p text:style-name="P16"/>
          </table:table-cell>
        </table:table-row>
        <table:table-row table:style-name="TableLine94462228190864">
          <table:table-cell table:style-name="Tableau1.A14" office:value-type="string">
            <text:p text:style-name="P4"/>
          </table:table-cell>
          <table:table-cell table:style-name="Tableau1.B14" office:value-type="string">
            <text:p text:style-name="P36"/>
          </table:table-cell>
          <table:table-cell table:style-name="Tableau1.C14" office:value-type="string">
            <text:p text:style-name="P15"/>
          </table:table-cell>
          <table:table-cell table:style-name="Tableau1.D14" office:value-type="string">
            <text:p text:style-name="P4"/>
          </table:table-cell>
          <table:table-cell table:style-name="Tableau1.A1" office:value-type="string">
            <text:p text:style-name="P16"/>
          </table:table-cell>
        </table:table-row>
      </table:table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3" office:value-type="string">
            <text:p text:style-name="P32">Rapport de test <text:s text:c="40"/>Testé par : <text:s/><text:span text:style-name="T31">Etudiant</text:span><text:span text:style-name="T32">2</text:span> <text:s text:c="43"/>Le : <text:span text:style-name="T33">07</text:span><text:span text:style-name="T34">/</text:span><text:span text:style-name="T33">03</text:span><text:span text:style-name="T34">/202</text:span><text:span text:style-name="T33">3</text:span></text:p>
            <text:p text:style-name="P32"/>
          </table:table-cell>
          <table:covered-table-cell/>
          <table:covered-table-cell/>
        </table:table-row>
        <table:table-row table:style-name="Tableau2.1">
          <table:table-cell table:style-name="Tableau2.A2" table:number-columns-spanned="3" office:value-type="string">
            <text:p text:style-name="P33">Commentaire : <text:span text:style-name="T35">Le test fonctionne parfaitement</text:span></text:p>
          </table:table-cell>
          <table:covered-table-cell/>
          <table:covered-table-cell/>
        </table:table-row>
        <table:table-row table:style-name="Tableau2.1">
          <table:table-cell table:style-name="Tableau2.A3" office:value-type="string">
            <text:p text:style-name="P34"/>
          </table:table-cell>
          <table:table-cell table:style-name="Tableau2.B3" office:value-type="string">
            <text:p text:style-name="P34">A<text:span text:style-name="T36">pprobation : <text:s/>Oui</text:span></text:p>
            <text:p text:style-name="P34"/>
          </table:table-cell>
          <table:table-cell table:style-name="Tableau2.C3" office:value-type="string">
            <text:p text:style-name="P33">Signature: 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7T15:19:15.555007020</meta:creation-date>
    <dc:date>2023-03-07T15:31:51.090600801</dc:date>
    <meta:editing-duration>PT12M29S</meta:editing-duration>
    <meta:editing-cycles>14</meta:editing-cycles>
    <meta:generator>LibreOffice/7.0.4.2$Linux_X86_64 LibreOffice_project/00$Build-2</meta:generator>
    <meta:document-statistic meta:table-count="2" meta:image-count="0" meta:object-count="0" meta:page-count="1" meta:paragraph-count="30" meta:word-count="166" meta:character-count="1077" meta:non-whitespace-character-count="850"/>
  </office:meta>
</office:document-meta>
</file>